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font-size="26pt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2pt" style:font-size-asian="32pt" style:font-size-complex="32pt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2pt" fo:text-shadow="1pt 1pt" style:font-size-asian="32pt" style:font-size-complex="3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.318cm" fo:margin-right="0cm" fo:margin-top="0cm" fo:margin-bottom="0cm" fo:text-indent="-0.318cm" style:text-autospace="none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5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6pt" fo:text-shadow="non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 Semibold" fo:font-size="28pt" fo:text-shadow="none" fo:font-weight="normal" style:font-name-asian="Segoe UI" style:font-size-asian="28pt" style:font-weight-asian="normal" style:font-name-complex="Segoe UI" style:font-size-complex="28pt" style:font-weight-complex="normal"/>
    </style:style>
    <style:style style:name="T4" style:family="text">
      <style:text-properties fo:color="#000099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99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6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7" style:family="text">
      <style:text-properties fo:color="#000099" style:text-position="super 58%" style:font-name="Segoe UI Semibold1" fo:font-size="26pt" fo:font-style="italic" fo:text-shadow="none" style:font-name-asian="Segoe UI" style:font-size-asian="26pt" style:font-style-asian="italic" style:font-name-complex="Segoe UI" style:font-size-complex="26pt" style:font-style-complex="italic"/>
    </style:style>
    <style:style style:name="T8" style:family="text">
      <style:text-properties fo:color="#000099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99" style:text-position="super 58%" style:font-name="Segoe UI Semibold" fo:font-size="26pt" fo:font-style="italic" fo:text-shadow="none" fo:font-weight="normal" style:font-name-asian="Segoe UI" style:font-size-asian="26pt" style:font-style-asian="italic" style:font-weight-asian="normal" style:font-name-complex="Segoe UI" style:font-size-complex="26pt" style:font-style-complex="italic" style:font-weight-complex="normal"/>
    </style:style>
    <style:style style:name="T10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11" style:family="text">
      <style:text-properties fo:color="#000099" style:text-position="super 58%" style:font-name="Segoe UI Semibold" fo:font-size="26pt" fo:font-style="italic" fo:text-shadow="none" style:font-name-asian="Segoe UI" style:font-size-asian="26pt" style:font-style-asian="italic" style:font-name-complex="Segoe UI" style:font-size-complex="26pt" style:font-style-complex="italic"/>
    </style:style>
    <style:style style:name="T12" style:family="text">
      <style:text-properties fo:color="#000099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3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14" style:family="text">
      <style:text-properties fo:color="#000099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5" style:family="text">
      <style:text-properties fo:color="#000099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6" style:family="text">
      <style:text-properties fo:color="#ffffff" style:font-name="Segoe UI1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0.747cm">
          <draw:text-box>
            <text:p text:style-name="P1"><text:span text:style-name="T1">Psalmody:</text:span></text:p>
            <text:p text:style-name="P1"><text:span text:style-name="T2">Psalm 90:1–12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5.654cm" svg:height="7.766cm" svg:x="1.016cm" svg:y="1.016cm">
          <draw:text-box>
            <text:p text:style-name="P4"><text:span text:style-name="T4">1</text:span><text:span text:style-name="T5">Lord, you have been our dwelling place</text:span></text:p>
            <text:p text:style-name="P4"><text:span text:style-name="T5"><text:s text:c="5"/></text:span><text:span text:style-name="T6">in all generations.</text:span></text:p>
            <text:p text:style-name="P5"><text:span text:style-name="T7">2</text:span><text:span text:style-name="T8">Before the mountains were brought forth, or ever you had formed the earth and the world,</text:span></text:p>
            <text:p text:style-name="P6"><text:span text:style-name="T2"><text:s text:c="4"/></text:span><text:span text:style-name="T2">from everlasting to everlasting you are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7" draw:layer="layout" svg:width="24.892cm" svg:height="7.766cm" svg:x="1.524cm" svg:y="1.016cm">
          <draw:text-box>
            <text:p text:style-name="P4"><text:span text:style-name="T9">3</text:span><text:span text:style-name="T5">You return man to dust</text:span></text:p>
            <text:p text:style-name="P6"><text:span text:style-name="T10"><text:s text:c="4"/></text:span><text:span text:style-name="T2">and say, “Return, O children of man!”</text:span></text:p>
            <text:p text:style-name="P5"><text:span text:style-name="T11">4</text:span><text:span text:style-name="T12">For a thousand years in your sight are but as <text:s/></text:span></text:p>
            <text:p text:style-name="P5"><text:span text:style-name="T12"><text:s/></text:span><text:span text:style-name="T12">yesterday when it is past,</text:span></text:p>
            <text:p text:style-name="P6"><text:span text:style-name="T13"><text:s text:c="4"/></text:span><text:span text:style-name="T2">or as a watch in the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10" draw:layer="layout" svg:width="24.384cm" svg:height="8.128cm" svg:x="1.849cm" svg:y="0.851cm">
          <draw:text-box>
            <text:p text:style-name="P8"><text:span text:style-name="T4">5</text:span><text:span text:style-name="T5">You sweep them away as with a flood;</text:span><text:span text:style-name="T10"> </text:span></text:p>
            <text:p text:style-name="P9"><text:span text:style-name="T10"><text:s text:c="4"/></text:span><text:span text:style-name="T2">they are like a dream, like grass that is </text:span></text:p>
            <text:p text:style-name="P9"><text:span text:style-name="T2"><text:s text:c="4"/></text:span><text:span text:style-name="T2">renewed in the morning:</text:span></text:p>
            <text:p text:style-name="P8"><text:span text:style-name="T14">6</text:span><text:span text:style-name="T12">in the morning it flourishes and is renewed;</text:span></text:p>
            <text:p text:style-name="P9"><text:span text:style-name="T13"><text:s text:c="4"/></text:span><text:span text:style-name="T2">in the evening it fades and with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7" draw:layer="layout" svg:width="25.4cm" svg:height="6.604cm" svg:x="1.252cm" svg:y="1.016cm">
          <draw:text-box>
            <text:p text:style-name="P4"><text:span text:style-name="T9">7</text:span><text:span text:style-name="T5">For we are brought to an end by your anger;</text:span></text:p>
            <text:p text:style-name="P6"><text:span text:style-name="T13"><text:s text:c="4"/></text:span><text:span text:style-name="T2">by your wrath we are dismayed.</text:span></text:p>
            <text:p text:style-name="P4"><text:span text:style-name="T11">8</text:span><text:span text:style-name="T12">You have set our iniquities before you,</text:span><text:span text:style-name="T15"> </text:span></text:p>
            <text:p text:style-name="P6"><text:span text:style-name="T13"><text:s text:c="3"/></text:span><text:span text:style-name="T16"><text:s/></text:span><text:span text:style-name="T2">our secret sins in the light of your pres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11" draw:layer="layout" svg:width="24.892cm" svg:height="3.681cm" svg:x="1.524cm" svg:y="0.891cm">
          <draw:text-box>
            <text:p text:style-name="P4"><text:span text:style-name="T4">9</text:span><text:span text:style-name="T5">For all our days pass away under your wrath;</text:span></text:p>
            <text:p text:style-name="P6"><text:span text:style-name="T10"><text:s text:c="4"/></text:span><text:span text:style-name="T2">we bring our years to an end like a s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14" draw:layer="layout" svg:width="24.892cm" svg:height="6.475cm" svg:x="1.524cm" svg:y="0.891cm">
          <draw:text-box>
            <text:p text:style-name="P8"><text:span text:style-name="T4">10</text:span><text:span text:style-name="T5">The years of our life are seventy, or even by </text:span></text:p>
            <text:p text:style-name="P13"><text:span text:style-name="T5"><text:s text:c="2"/></text:span><text:span text:style-name="T5">reason of strength eighty;</text:span></text:p>
            <text:p text:style-name="P9"><text:span text:style-name="T10"><text:s text:c="4"/></text:span><text:span text:style-name="T2"><text:s/></text:span><text:span text:style-name="T2">yet their span is but toil and trouble; they </text:span></text:p>
            <text:p text:style-name="P9"><text:span text:style-name="T2"><text:s text:c="5"/></text:span><text:span text:style-name="T2">are soon gone, and we fly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14" draw:layer="layout" svg:width="24.892cm" svg:height="7.766cm" svg:x="1.524cm" svg:y="0.87cm">
          <draw:text-box>
            <text:p text:style-name="P8"><text:span text:style-name="T4">11</text:span><text:span text:style-name="T5">Who considers the power of your anger,</text:span></text:p>
            <text:p text:style-name="P9"><text:span text:style-name="T10"><text:s text:c="5"/></text:span><text:span text:style-name="T2">and your wrath according to the fear of <text:s/></text:span></text:p>
            <text:p text:style-name="P9"><text:span text:style-name="T2"><text:s text:c="5"/></text:span><text:span text:style-name="T2">you?</text:span></text:p>
            <text:p text:style-name="P8"><text:span text:style-name="T4">12</text:span><text:span text:style-name="T5">So teach us to number our days</text:span></text:p>
            <text:p text:style-name="P9"><text:span text:style-name="T10"><text:s text:c="5"/></text:span><text:span text:style-name="T2">that we may get a heart of wisd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8" draw:text-style-name="P16" draw:layer="layout" svg:width="23.876cm" svg:height="6.263cm" svg:x="2.015cm" svg:y="0.992cm">
          <draw:text-box>
            <text:p text:style-name="P15"><text:span text:style-name="T2">C: Glory be to the Father and to the Son</text:span></text:p>
            <text:p text:style-name="P15"><text:span text:style-name="T2">and to the Holy Spirit; </text:span></text:p>
            <text:p text:style-name="P15"><text:span text:style-name="T2">as it was in the beginning, </text:span></text:p>
            <text:p text:style-name="P15"><text:span text:style-name="T2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4:45:09.856000000</meta:creation-date>
    <dc:title>Hymn template</dc:title>
    <meta:editing-duration>PT2M7S</meta:editing-duration>
    <meta:editing-cycles>4</meta:editing-cycles>
    <meta:generator>LibreOffice/5.4.2.2$Windows_X86_64 LibreOffice_project/22b09f6418e8c2d508a9eaf86b2399209b0990f4</meta:generator>
    <meta:initial-creator>Arthur Hoch</meta:initial-creator>
    <dc:date>2017-11-16T15:25:14.580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1-15T14:45:09.528000000"/>
  </office:meta>
</office:document-meta>
</file>